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382cm"/>
    </style:style>
    <style:style style:name="co56" style:family="table-column">
      <style:table-column-properties fo:break-before="auto" style:column-width="8.153cm"/>
    </style:style>
    <style:style style:name="co57" style:family="table-column">
      <style:table-column-properties fo:break-before="auto" style:column-width="3.942cm"/>
    </style:style>
    <style:style style:name="co58" style:family="table-column">
      <style:table-column-properties fo:break-before="auto" style:column-width="1.508cm"/>
    </style:style>
    <style:style style:name="co59" style:family="table-column">
      <style:table-column-properties fo:break-before="auto" style:column-width="2.09cm"/>
    </style:style>
    <style:style style:name="co60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452cm" fo:break-before="auto" style:use-optimal-row-height="true"/>
    </style:style>
    <style:style style:name="ro49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04" style:family="table-cell" style:parent-style-name="Default" style:data-style-name="N0">
      <style:table-cell-properties fo:background-color="transparent" fo:border="2.01pt solid #000000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06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00" fo:border="2.01pt solid #000000"/>
    </style:style>
    <style:style style:name="ce10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1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55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57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9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60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47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34" style:family="table-cell" style:parent-style-name="Default" style:data-style-name="N0">
      <style:table-cell-properties fo:background-color="transparent" fo:border="2.01pt solid #000000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6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8" style:family="table-cell" style:parent-style-name="Default" style:data-style-name="N0">
      <style:table-cell-properties fo:background-color="#ffff00" fo:border="2.01pt solid #000000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43" style:family="table-cell" style:parent-style-name="Default" style:data-style-name="N0">
      <style:table-cell-properties fo:background-color="transparent" fo:border="0.06pt solid #000000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52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53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6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6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66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3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306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4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1" style:font-size-asian="16pt" style:font-style-asian="normal" style:font-weight-asian="bold" style:font-name-complex="Calibri1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7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9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LSO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30"/>
        <table:table-column table:style-name="co2" table:default-cell-style-name="ce30"/>
        <table:table-column table:style-name="co3" table:default-cell-style-name="ce30"/>
        <table:table-column table:style-name="co1" table:number-columns-repeated="56" table:default-cell-style-name="ce30"/>
        <table:table-row table:style-name="ro1">
          <table:table-cell table:number-columns-repeated="64"/>
        </table:table-row>
        <table:table-row table:style-name="ro2">
          <table:table-cell table:style-name="ce111" office:value-type="string" calcext:value-type="string">
            <text:p>NOM</text:p>
          </table:table-cell>
          <table:table-cell table:style-name="ce138" table:number-columns-spanned="3" table:number-rows-spanned="1"/>
          <table:covered-table-cell table:number-columns-repeated="2"/>
          <table:table-cell table:style-name="ce111" office:value-type="string" calcext:value-type="string">
            <text:p>PRENOM</text:p>
          </table:table-cell>
          <table:table-cell table:style-name="ce138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12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0" office:value-type="string" calcext:value-type="string" table:number-columns-spanned="8" table:number-rows-spanned="1">
            <text:p>à retourner dûment renseignées avant le <text:span text:style-name="T7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1" table:number-columns-repeated="8"/>
          <table:table-cell table:number-columns-repeated="56"/>
        </table:table-row>
        <table:table-row table:style-name="ro7">
          <table:table-cell table:style-name="ce123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1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26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26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128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33" office:value-type="string" calcext:value-type="string">
            <text:p>Cours</text:p>
          </table:table-cell>
          <table:table-cell table:style-name="ce139" office:value-type="float" office:value="1.5" calcext:value-type="float">
            <text:p>1,5</text:p>
          </table:table-cell>
          <table:table-cell table:style-name="ce133" office:value-type="string" calcext:value-type="string">
            <text:p>TD</text:p>
          </table:table-cell>
          <table:table-cell table:style-name="ce139" office:value-type="float" office:value="1.125" calcext:value-type="float">
            <text:p>1,125</text:p>
          </table:table-cell>
          <table:table-cell table:style-name="ce133" office:value-type="string" calcext:value-type="string">
            <text:p>TP</text:p>
          </table:table-cell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39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126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26" table:number-columns-repeated="8"/>
          <table:table-cell table:number-columns-repeated="56"/>
        </table:table-row>
        <table:table-row table:style-name="ro10">
          <table:table-cell table:style-name="ce126" office:value-type="string" calcext:value-type="string" table:number-columns-spanned="8" table:number-rows-spanned="1">
            <text:p>Parmi votre choix d'enseignements, merci de lister dans l'encart ci-dessous ceux que vous <text:span text:style-name="T8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34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35" table:number-columns-repeated="8"/>
          <table:table-cell table:number-columns-repeated="56"/>
        </table:table-row>
        <table:table-row table:style-name="ro12">
          <table:table-cell table:style-name="ce128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26" table:number-columns-repeated="4"/>
          <table:table-cell table:number-columns-repeated="52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28" office:value-type="string" calcext:value-type="string" table:number-columns-spanned="7" table:number-rows-spanned="1">
            <text:p>Nombre d'heures d'enseignement que vous souhaitez assurer <text:span text:style-name="T9">dans les formations MIDO</text:span> (hors M2 et apprentissage)</text:p>
          </table:table-cell>
          <table:covered-table-cell table:number-columns-repeated="6"/>
          <table:table-cell table:style-name="ce163"/>
          <table:table-cell table:number-columns-repeated="56"/>
        </table:table-row>
        <table:table-row table:style-name="ro13">
          <table:table-cell table:style-name="ce126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126"/>
          <table:table-cell table:style-name="ce141" office:value-type="string" calcext:value-type="string" table:number-columns-spanned="2" table:number-rows-spanned="1">
            <text:p>Diplôme</text:p>
          </table:table-cell>
          <table:covered-table-cell/>
          <table:table-cell table:style-name="ce141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53" office:value-type="string" calcext:value-type="string">
            <text:p>Volume Horaire (eqtd)</text:p>
          </table:table-cell>
          <table:table-cell table:style-name="ce162"/>
          <table:table-cell table:style-name="ce126"/>
          <table:table-cell table:number-columns-repeated="56"/>
        </table:table-row>
        <table:table-row table:style-name="ro3">
          <table:table-cell table:style-name="ce136" office:value-type="string" calcext:value-type="string">
            <text:p>LSO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3">
          <table:table-cell table:style-name="ce136" office:value-type="string" calcext:value-type="string">
            <text:p>MSO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3">
          <table:table-cell table:style-name="ce136" office:value-type="string" calcext:value-type="string">
            <text:p>MIDO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3">
          <table:table-cell table:style-name="ce136" office:value-type="string" calcext:value-type="string">
            <text:p>DEP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15">
          <table:table-cell table:style-name="ce137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4" table:number-columns-repeated="3"/>
          <table:table-cell table:number-columns-repeated="58"/>
        </table:table-row>
        <table:table-row table:style-name="ro3">
          <table:table-cell table:style-name="ce134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4" table:default-cell-style-name="ce154"/>
        <table:table-column table:style-name="co1" table:number-columns-repeated="7" table:default-cell-style-name="ce154"/>
        <table:table-column table:style-name="co5" table:default-cell-style-name="ce79"/>
        <table:table-column table:style-name="co6" table:default-cell-style-name="ce154"/>
        <table:table-column table:style-name="co1" table:number-columns-repeated="7" table:default-cell-style-name="ce154"/>
        <table:table-column table:style-name="co3" table:visibility="collapse" table:default-cell-style-name="ce154"/>
        <table:table-column table:style-name="co1" table:number-columns-repeated="46" table:default-cell-style-name="ce15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1" office:value-type="string" calcext:value-type="string">
            <text:p>NOM</text:p>
          </table:table-cell>
          <table:table-cell table:style-name="ce138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1" office:value-type="string" calcext:value-type="string">
            <text:p>PRENOM</text:p>
          </table:table-cell>
          <table:table-cell table:style-name="ce138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30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30"/>
          <table:table-cell office:value-type="string" calcext:value-type="string">
            <text:p>ATER</text:p>
          </table:table-cell>
          <table:table-cell table:style-name="ce30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ADRESSE</text:p>
          </table:table-cell>
          <table:table-cell table:style-name="ce166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30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1" office:value-type="string" calcext:value-type="string">
            <text:p>VILLE</text:p>
          </table:table-cell>
          <table:table-cell table:style-name="ce166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TEL PERSONNEL</text:p>
          </table:table-cell>
          <table:table-cell table:style-name="ce138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1" office:value-type="string" calcext:value-type="string">
            <text:p>TEL PORTABLE</text:p>
          </table:table-cell>
          <table:table-cell table:style-name="ce138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MAIL PERSONNEL</text:p>
          </table:table-cell>
          <table:table-cell table:style-name="ce168" office:value-type="string" calcext:value-type="string" table:number-columns-spanned="7" table:number-rows-spanned="1">
            <text:p><text:span text:style-name="T11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MAIL DAUPHINE</text:p>
          </table:table-cell>
          <table:table-cell table:style-name="ce168" office:value-type="string" calcext:value-type="string" table:number-columns-spanned="7" table:number-rows-spanned="1">
            <text:p><text:span text:style-name="T11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111" office:value-type="string" calcext:value-type="string">
            <text:p>STATUT</text:p>
          </table:table-cell>
          <table:table-cell table:style-name="ce168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1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1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1"/>
          <table:table-cell table:number-columns-repeated="4"/>
          <table:table-cell table:style-name="ce111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10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10">horaires concentrés</text:span> sur quelques journées ou au contraire <text:span text:style-name="T10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visibility="collapse" table:number-columns-repeated="2" table:default-cell-style-name="ce30"/>
        <table:table-column table:style-name="co11" table:default-cell-style-name="ce30"/>
        <table:table-column table:style-name="co1" table:default-cell-style-name="ce30"/>
        <table:table-column table:style-name="co12" table:default-cell-style-name="ce30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9" table:default-cell-style-name="ce30"/>
        <table:table-column table:style-name="co18" table:visibility="collapse" table:number-columns-repeated="2" table:default-cell-style-name="ce30"/>
        <table:table-column table:style-name="co19" table:default-cell-style-name="ce30"/>
        <table:table-column table:style-name="co1" table:default-cell-style-name="ce30"/>
        <table:table-column table:style-name="co20" table:default-cell-style-name="ce30"/>
        <table:table-column table:style-name="co21" table:default-cell-style-name="ce30"/>
        <table:table-column table:style-name="co14" table:number-columns-repeated="5" table:default-cell-style-name="ce30"/>
        <table:table-column table:style-name="co1" table:number-columns-repeated="2" table:default-cell-style-name="ce30"/>
        <table:table-column table:style-name="co1" table:default-cell-style-name="ce154"/>
        <table:table-column table:style-name="co1" table:number-columns-repeated="33" table:default-cell-style-name="ce30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16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45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112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45"/>
          <table:covered-table-cell table:number-columns-repeated="4"/>
          <table:table-cell/>
          <table:table-cell table:style-name="ce112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2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8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6" office:value-type="string" calcext:value-type="string">
            <text:p>Lebourg</text:p>
          </table:table-cell>
          <table:table-cell table:style-name="ce136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5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2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8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6" office:value-type="string" calcext:value-type="string">
            <text:p>Vialard</text:p>
          </table:table-cell>
          <table:table-cell table:style-name="ce136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5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28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28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6" office:value-type="string" calcext:value-type="string">
            <text:p>Cazenave</text:p>
          </table:table-cell>
          <table:table-cell table:style-name="ce136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5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28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28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6" office:value-type="string" calcext:value-type="string">
            <text:p>Boussion</text:p>
          </table:table-cell>
          <table:table-cell table:style-name="ce136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5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28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28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6" office:value-type="string" calcext:value-type="string">
            <text:p>Mayag</text:p>
          </table:table-cell>
          <table:table-cell table:style-name="ce136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5" table:content-validation-name="val2"/>
          <table:table-cell table:style-name="ce307" table:content-validation-name="val2"/>
          <table:table-cell table:style-name="ce228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25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6" office:value-type="string" calcext:value-type="string">
            <text:p>Mayag</text:p>
          </table:table-cell>
          <table:table-cell table:style-name="ce136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5" table:content-validation-name="val2"/>
          <table:table-cell table:style-name="ce307" table:content-validation-name="val2"/>
          <table:table-cell table:style-name="ce228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2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6" office:value-type="string" calcext:value-type="string">
            <text:p>Mayag</text:p>
          </table:table-cell>
          <table:table-cell table:style-name="ce136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5" table:content-validation-name="val2"/>
          <table:table-cell table:style-name="ce307" table:content-validation-name="val2"/>
          <table:table-cell table:style-name="ce228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2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6" office:value-type="string" calcext:value-type="string">
            <text:p>Chagny</text:p>
          </table:table-cell>
          <table:table-cell table:style-name="ce136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5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2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6" office:value-type="string" calcext:value-type="string">
            <text:p>Bourrel</text:p>
          </table:table-cell>
          <table:table-cell table:style-name="ce136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30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30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6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6" office:value-type="string" calcext:value-type="string">
            <text:p>Bourrel</text:p>
          </table:table-cell>
          <table:table-cell table:style-name="ce136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2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34" table:number-columns-spanned="12" table:number-rows-spanned="5"/>
          <table:covered-table-cell table:number-columns-repeated="5"/>
          <table:covered-table-cell table:number-columns-repeated="2" table:style-name="ce145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30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34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5" table:default-cell-style-name="ce30"/>
        <table:table-column table:style-name="co22" table:default-cell-style-name="ce113"/>
        <table:table-column table:style-name="co3" table:default-cell-style-name="ce121"/>
        <table:table-column table:style-name="co3" table:visibility="collapse" table:default-cell-style-name="ce121"/>
        <table:table-column table:style-name="co23" table:visibility="collapse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27" table:number-columns-repeated="3" table:default-cell-style-name="ce121"/>
        <table:table-column table:style-name="co11" table:default-cell-style-name="ce121"/>
        <table:table-column table:style-name="co13" table:number-columns-repeated="2" table:default-cell-style-name="ce121"/>
        <table:table-column table:style-name="co28" table:default-cell-style-name="ce30"/>
        <table:table-column table:style-name="co29" table:default-cell-style-name="ce92"/>
        <table:table-column table:style-name="co9" table:default-cell-style-name="ce30"/>
        <table:table-column table:style-name="co30" table:visibility="collapse" table:default-cell-style-name="ce30"/>
        <table:table-column table:style-name="co23" table:visibility="collapse" table:default-cell-style-name="ce30"/>
        <table:table-column table:style-name="co31" table:default-cell-style-name="ce30"/>
        <table:table-column table:style-name="co32" table:default-cell-style-name="ce30"/>
        <table:table-column table:style-name="co15" table:default-cell-style-name="ce30"/>
        <table:table-column table:style-name="co33" table:default-cell-style-name="ce30"/>
        <table:table-column table:style-name="co11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4" table:default-cell-style-name="ce30"/>
        <table:table-column table:style-name="co37" table:number-columns-repeated="6" table:default-cell-style-name="ce30"/>
        <table:table-column table:style-name="co1" table:number-columns-repeated="30" table:default-cell-style-name="ce30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112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12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3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45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40" table:default-cell-style-name="ce154"/>
        <table:table-column table:style-name="co14" table:default-cell-style-name="ce154"/>
        <table:table-column table:style-name="co41" table:default-cell-style-name="ce154"/>
        <table:table-column table:style-name="co40" table:number-columns-repeated="3" table:default-cell-style-name="ce154"/>
        <table:table-column table:style-name="co42" table:default-cell-style-name="ce154"/>
        <table:table-column table:style-name="co43" table:default-cell-style-name="ce154"/>
        <table:table-column table:style-name="co44" table:default-cell-style-name="ce154"/>
        <table:table-column table:style-name="co39" table:default-cell-style-name="ce154"/>
        <table:table-column table:style-name="co1" table:default-cell-style-name="ce154"/>
        <table:table-column table:style-name="co45" table:default-cell-style-name="ce154"/>
        <table:table-column table:style-name="co21" table:default-cell-style-name="ce154"/>
        <table:table-column table:style-name="co1" table:default-cell-style-name="ce154"/>
        <table:table-column table:style-name="co46" table:default-cell-style-name="ce154"/>
        <table:table-column table:style-name="co1" table:default-cell-style-name="ce154"/>
        <table:table-column table:style-name="co24" table:default-cell-style-name="ce154"/>
        <table:table-column table:style-name="co1" table:number-columns-repeated="7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30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30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45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145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154"/>
        <table:table-column table:style-name="co47" table:default-cell-style-name="ce154"/>
        <table:table-column table:style-name="co24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31" table:default-cell-style-name="ce154"/>
        <table:table-column table:style-name="co48" table:default-cell-style-name="ce154"/>
        <table:table-column table:style-name="co49" table:default-cell-style-name="ce154"/>
        <table:table-column table:style-name="co11" table:default-cell-style-name="ce154"/>
        <table:table-column table:style-name="co13" table:number-columns-repeated="3" table:default-cell-style-name="ce154"/>
        <table:table-column table:style-name="co21" table:default-cell-style-name="ce154"/>
        <table:table-column table:style-name="co34" table:default-cell-style-name="ce154"/>
        <table:table-column table:style-name="co28" table:default-cell-style-name="ce154"/>
        <table:table-column table:style-name="co39" table:default-cell-style-name="ce154"/>
        <table:table-column table:style-name="co24" table:default-cell-style-name="ce154"/>
        <table:table-column table:style-name="co18" table:visibility="collapse" table:number-columns-repeated="2" table:default-cell-style-name="ce154"/>
        <table:table-column table:style-name="co1" table:default-cell-style-name="ce154"/>
        <table:table-column table:style-name="co4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30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45" office:value-type="string" calcext:value-type="string">
            <text:p>COMMENTAIRES</text:p>
          </table:table-cell>
          <table:table-cell table:style-name="ce134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45" office:value-type="string" calcext:value-type="string">
            <text:p>COMMENTAIRES</text:p>
          </table:table-cell>
          <table:table-cell table:style-name="ce134" table:number-columns-spanned="12" table:number-rows-spanned="5"/>
          <table:covered-table-cell table:number-columns-repeated="11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9" table:default-cell-style-name="ce154"/>
        <table:table-column table:style-name="co15" table:default-cell-style-name="ce154"/>
        <table:table-column table:style-name="co21" table:number-columns-repeated="5" table:default-cell-style-name="ce154"/>
        <table:table-column table:style-name="co46" table:default-cell-style-name="ce154"/>
        <table:table-column table:style-name="co51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33" table:default-cell-style-name="ce154"/>
        <table:table-column table:style-name="co1" table:number-columns-repeated="11" table:default-cell-style-name="ce154"/>
        <table:table-column table:style-name="co18" table:visibility="collapse" table:default-cell-style-name="ce154"/>
        <table:table-column table:style-name="co1" table:number-columns-repeated="32" table:default-cell-style-name="ce15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4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145" office:value-type="string" calcext:value-type="string">
            <text:p>COMMENTAIRES</text:p>
          </table:table-cell>
          <table:table-cell table:style-name="ce134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30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145" office:value-type="string" calcext:value-type="string">
            <text:p>COMMENTAIRES</text:p>
          </table:table-cell>
          <table:table-cell table:style-name="ce13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45" table:number-columns-repeated="3" table:default-cell-style-name="ce154"/>
        <table:table-column table:style-name="co21" table:number-columns-repeated="4" table:default-cell-style-name="ce154"/>
        <table:table-column table:style-name="co53" table:default-cell-style-name="ce154"/>
        <table:table-column table:style-name="co46" table:default-cell-style-name="ce154"/>
        <table:table-column table:style-name="co54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1" table:number-columns-repeated="7" table:default-cell-style-name="ce154"/>
        <table:table-column table:style-name="co53" table:default-cell-style-name="ce154"/>
        <table:table-column table:style-name="co1" table:number-columns-repeated="3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30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30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45" office:value-type="string" calcext:value-type="string">
            <text:p>COMMENTAIRES</text:p>
          </table:table-cell>
          <table:table-cell table:style-name="ce13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45" office:value-type="string" calcext:value-type="string">
            <text:p>COMMENTAIRES</text:p>
          </table:table-cell>
          <table:table-cell table:style-name="ce134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313"/>
        <table:table-column table:style-name="co56" table:default-cell-style-name="ce136"/>
        <table:table-column table:style-name="co18" table:default-cell-style-name="ce317"/>
        <table:table-column table:style-name="co18" table:default-cell-style-name="ce321"/>
        <table:table-column table:style-name="co18" table:default-cell-style-name="ce324"/>
        <table:table-row table:style-name="ro3">
          <table:table-cell table:style-name="ce112" office:value-type="string" calcext:value-type="string" table:number-columns-spanned="5" table:number-rows-spanned="1">
            <text:p>ENSEIGNEMENTS POUR LE DEPARTEMENT LSO <text:span text:style-name="T12">(sous réserve de modifications)</text:span>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3">
          <table:table-cell table:style-name="ce112" office:value-type="string" calcext:value-type="string" table:number-columns-spanned="5" table:number-rows-spanned="1">
            <text:p>semestre 1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4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47">
          <table:table-cell office:value-type="string" calcext:value-type="string">
            <text:p>Informatique 1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47">
          <table:table-cell office:value-type="string" calcext:value-type="string">
            <text:p>Statistiques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42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Informatique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Statistiqu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7">
          <table:table-cell office:value-type="string" calcext:value-type="string">
            <text:p>Maths appliquées à l'économie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7">
          <table:table-cell office:value-type="string" calcext:value-type="string">
            <text:p>Statistique économique et sociale</text:p>
          </table:table-cell>
          <table:table-cell office:value-type="string" calcext:value-type="string">
            <text:p>LICENCE SOM, mention Sciences de la Société</text:p>
          </table:table-cell>
          <table:table-cell office:value-type="string" calcext:value-type="string">
            <text:p>36 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12" office:value-type="string" calcext:value-type="string" table:number-columns-spanned="5" table:number-rows-spanned="1">
            <text:p>semestre 2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4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47">
          <table:table-cell office:value-type="string" calcext:value-type="string">
            <text:p>Maths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Maths 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47">
          <table:table-cell office:value-type="string" calcext:value-type="string">
            <text:p>Statistiques 3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47">
          <table:table-cell office:value-type="string" calcext:value-type="string">
            <text:p>Matières financièr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18 h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APPRENTISSAGE" table:style-name="ta9">
        <table:table-column table:style-name="co57" table:default-cell-style-name="ce154"/>
        <table:table-column table:style-name="co27" table:default-cell-style-name="ce154"/>
        <table:table-column table:style-name="co58" table:default-cell-style-name="ce154"/>
        <table:table-column table:style-name="co59" table:default-cell-style-name="ce154"/>
        <table:table-column table:style-name="co1" table:default-cell-style-name="ce154"/>
        <table:table-column table:style-name="co60" table:default-cell-style-name="ce154"/>
        <table:table-column table:style-name="co39" table:default-cell-style-name="ce154"/>
        <table:table-column table:style-name="co1" table:default-cell-style-name="ce154"/>
        <table:table-column table:style-name="co5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45" table:default-cell-style-name="ce15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9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 office:value-type="string" calcext:value-type="string">
            <text:p>Choix B</text:p>
          </table:table-cell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49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285" office:value-type="string" calcext:value-type="string">
            <text:p>Programmation Java Avancée</text:p>
          </table:table-cell>
          <table:table-cell table:style-name="ce291" office:value-type="string" calcext:value-type="string">
            <text:p>A4APP06</text:p>
          </table:table-cell>
          <table:table-cell table:style-name="ce291" office:value-type="string" calcext:value-type="string">
            <text:p>36 h</text:p>
          </table:table-cell>
          <table:table-cell table:style-name="ce295" table:content-validation-name="val5"/>
          <table:table-cell table:style-name="ce300"/>
          <table:table-cell/>
          <table:table-cell table:style-name="ce285" office:value-type="string" calcext:value-type="string">
            <text:p>Analyse et Fouille de Données</text:p>
          </table:table-cell>
          <table:table-cell table:style-name="ce291" office:value-type="string" calcext:value-type="string">
            <text:p>A4APP10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 table:number-columns-repeated="53"/>
        </table:table-row>
        <table:table-row table:style-name="ro49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301" office:value-type="string" calcext:value-type="string">
            <text:p>Marketing</text:p>
          </table:table-cell>
          <table:table-cell table:style-name="ce302" office:value-type="string" calcext:value-type="string">
            <text:p>A4APP14</text:p>
          </table:table-cell>
          <table:table-cell table:style-name="ce302" office:value-type="string" calcext:value-type="string">
            <text:p>30 h</text:p>
          </table:table-cell>
          <table:table-cell table:style-name="ce303" table:content-validation-name="val5"/>
          <table:table-cell table:style-name="ce306"/>
          <table:table-cell table:number-columns-repeated="53"/>
        </table:table-row>
        <table:table-row table:style-name="ro49">
          <table:table-cell table:style-name="ce285" office:value-type="string" calcext:value-type="string">
            <text:p>Organisation et Communication</text:p>
          </table:table-cell>
          <table:table-cell table:style-name="ce291" office:value-type="string" calcext:value-type="string">
            <text:p>A4APP03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28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3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8:38:59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5-02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5-02T18:39:17.761000000</dc:date>
    <meta:print-date>2016-05-10T12:40:45Z</meta:print-date>
    <meta:editing-duration>PT2H45M43S</meta:editing-duration>
    <meta:editing-cycles>34</meta:editing-cycles>
    <meta:document-statistic meta:table-count="10" meta:cell-count="717" meta:object-count="0"/>
  </office:meta>
</office:document-meta>
</file>